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036" officeooo:paragraph-rsid="00004036"/>
    </style:style>
    <style:style style:name="P2" style:family="paragraph" style:parent-style-name="Standard">
      <style:text-properties officeooo:paragraph-rsid="00004036"/>
    </style:style>
    <style:style style:name="P3" style:family="paragraph" style:parent-style-name="Standard">
      <style:text-properties officeooo:paragraph-rsid="0000f234"/>
    </style:style>
    <style:style style:name="P4" style:family="paragraph" style:parent-style-name="Standard">
      <style:text-properties officeooo:rsid="0003335c" officeooo:paragraph-rsid="0003335c"/>
    </style:style>
    <style:style style:name="P5" style:family="paragraph" style:parent-style-name="Standard">
      <style:text-properties officeooo:paragraph-rsid="0000f234"/>
    </style:style>
    <style:style style:name="T1" style:family="text">
      <style:text-properties officeooo:rsid="00004036"/>
    </style:style>
    <style:style style:name="T2" style:family="text">
      <style:text-properties officeooo:rsid="0000f234"/>
    </style:style>
    <style:style style:name="T3" style:family="text">
      <style:text-properties officeooo:rsid="00010e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dvantages of </text:span>HTML pages in a mobile application?</text:p>
      <text:p text:style-name="P1">It is compatible to all devices</text:p>
      <text:p text:style-name="P2"><text:span text:style-name="T1">- </text:span>responsive websites</text:p>
      <text:p text:style-name="P2">- <text:span text:style-name="T1">Can reach more users than mobile app due to its compatibility</text:span></text:p>
      <text:p text:style-name="P3"><text:span text:style-name="T2">- </text:span>cost less to upgrade: responsive/mobile websites let you change the content or design just by editing them once <text:span text:style-name="T2">=&gt; </text:span>updates become active and visible immediately across all types of devices</text:p>
      <text:p text:style-name="P3"/>
      <text:p text:style-name="P3"/>
      <text:p text:style-name="P3">disadvantages of web based interfaces?</text:p>
      <text:p text:style-name="P3">- Cameras, GPS, phone dialing, and other features integrated into mobile devices aren't always well developed for responsive/mobile websites</text:p>
      <text:p text:style-name="P3">- <text:span text:style-name="T3">Small screen size: </text:span>The same thing is with mobile website which actually reduces and rearranges the content available on the desktop</text:p>
      <text:p text:style-name="P3">- The single-window restriction says that a user shouldn't have to leave their current page to access all the content they're looking for; however, with mobile sites it's often impossible to fit everything onto one page.</text:p>
      <text:p text:style-name="P3">- may work offline with only limited functionality using cached pages. Unlike a mobile application, which can run locally, a mobile website requires a good internet connection to operate fully</text:p>
      <text:p text:style-name="P3"/>
      <text:p text:style-name="P3"/>
      <text:p text:style-name="P4"><text:a xlink:type="simple" xlink:href="https://www.solwininfotech.com/blog/web-development/advantages-mobile-website-mobile-apps/" text:style-name="Internet_20_link" text:visited-style-name="Visited_20_Internet_20_Link">https://www.solwininfotech.com/blog/web-development/advantages-mobile-website-mobile-apps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sina </meta:initial-creator>
    <meta:creation-date>2020-09-20T18:50:48.402641505</meta:creation-date>
    <dc:date>2020-09-20T20:40:27.801183766</dc:date>
    <dc:creator>hasina </dc:creator>
    <meta:editing-duration>PT1H3M33S</meta:editing-duration>
    <meta:editing-cycles>6</meta:editing-cycles>
    <meta:generator>LibreOffice/4.3.3.2$Linux_x86 LibreOffice_project/430m0$Build-2</meta:generator>
    <meta:document-statistic meta:table-count="0" meta:image-count="0" meta:object-count="0" meta:page-count="1" meta:paragraph-count="11" meta:word-count="173" meta:character-count="1167" meta:non-whitespace-character-count="1005"/>
  </office:meta>
</office:document-meta>
</file>